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05" officeooo:paragraph-rsid="00079d05"/>
    </style:style>
    <style:style style:name="P2" style:family="paragraph" style:parent-style-name="Text_20_body">
      <style:text-properties officeooo:paragraph-rsid="0009dc1e"/>
    </style:style>
    <style:style style:name="P3" style:family="paragraph" style:parent-style-name="Text_20_body">
      <style:text-properties officeooo:rsid="000a3fc9" officeooo:paragraph-rsid="000a3fc9"/>
    </style:style>
    <style:style style:name="P4" style:family="paragraph" style:parent-style-name="Text_20_body">
      <style:text-properties officeooo:rsid="000ae261" officeooo:paragraph-rsid="000ae261"/>
    </style:style>
    <style:style style:name="P5" style:family="paragraph" style:parent-style-name="Heading_20_1">
      <style:paragraph-properties fo:break-before="page"/>
      <style:text-properties officeooo:rsid="0009dc1e" officeooo:paragraph-rsid="0009dc1e"/>
    </style:style>
    <style:style style:name="P6" style:family="paragraph" style:parent-style-name="Text_20_body">
      <style:text-properties officeooo:rsid="0012bc30" officeooo:paragraph-rsid="0012bc30"/>
    </style:style>
    <style:style style:name="P7" style:family="paragraph" style:parent-style-name="Text_20_body">
      <style:text-properties officeooo:paragraph-rsid="0012bc30"/>
    </style:style>
    <style:style style:name="T1" style:family="text">
      <style:text-properties style:text-position="super 58%"/>
    </style:style>
    <style:style style:name="T2" style:family="text">
      <style:text-properties officeooo:rsid="000cce38"/>
    </style:style>
    <style:style style:name="T3" style:family="text">
      <style:text-properties officeooo:rsid="000e6fe2"/>
    </style:style>
    <style:style style:name="T4" style:family="text">
      <style:text-properties fo:font-weight="bold" officeooo:rsid="0012bc30" style:font-weight-asian="bold" style:font-weight-complex="bold"/>
    </style:style>
    <style:style style:name="T5" style:family="text">
      <style:text-properties officeooo:rsid="00166c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<text:span text:style-name="T1">st</text:span> level of testing – dmesg</text:p>
      <text:p text:style-name="P1"/>
      <text:p text:style-name="P1"/>
      <text:p text:style-name="P1">dmesg -t -l critical</text:p>
      <text:p text:style-name="P1">dmesg -t -l err</text:p>
      <text:p text:style-name="P1">dmesg -t -l warn</text:p>
      <text:p text:style-name="P1"/>
      <text:p text:style-name="P1">dmesg -k</text:p>
      <text:p text:style-name="P1"/>
      <text:p text:style-name="P1"/>
      <text:p text:style-name="P1"/>
      <text:p text:style-name="P1"/>
      <text:p text:style-name="P1"/>
      <text:h text:style-name="P5" text:outline-level="1">LTP</text:h>
      <text:p text:style-name="P2"/>
      <text:p text:style-name="P3">Validate</text:p>
      <text:p text:style-name="P3">- reliability</text:p>
      <text:p text:style-name="P3">- robustness</text:p>
      <text:p text:style-name="P3">- stability</text:p>
      <text:p text:style-name="P3"/>
      <text:p text:style-name="P3">LTP focuses on,</text:p>
      <text:p text:style-name="P3">- functionality</text:p>
      <text:p text:style-name="P3">- regression, and</text:p>
      <text:p text:style-name="P3">- stress testing for the Linux kernel and related features.</text:p>
      <text:p text:style-name="P3"/>
      <text:p text:style-name="P3"/>
      <text:h text:style-name="Heading_20_3" text:outline-level="3">LTP features</text:h>
      <text:p text:style-name="P4">- <text:span text:style-name="T2">Each test is an executable.</text:span></text:p>
      <text:p text:style-name="P4">- <text:span text:style-name="T2">Each test is self-contained </text:span><text:span text:style-name="T3">as much as possible</text:span><text:span text:style-name="T2">.</text:span></text:p>
      <text:p text:style-name="P4">- <text:span text:style-name="T2">Each test covers a well-defined assertion or a small group of similar assertions.</text:span></text:p>
      <text:p text:style-name="P4">- <text:span text:style-name="T2">Each test runs automatically.</text:span></text:p>
      <text:p text:style-name="P4">- <text:span text:style-name="T2">Overall test status is passed as an exit value.</text:span></text:p>
      <text:p text:style-name="P4">- <text:span text:style-name="T2">Additional info printed to stdout.</text:span></text:p>
      <text:p text:style-name="P4">- <text:span text:style-name="T2">Global parameters are passed via environment variables.</text:span></text:p>
      <text:p text:style-name="P4"/>
      <text:p text:style-name="P4"/>
      <text:p text:style-name="P7"><text:span text:style-name="T4">What tests are performed in LTP <text:s/>?</text:span></text:p>
      <text:p text:style-name="P6">- <text:span text:style-name="T5">1200 Syscall tests</text:span></text:p>
      <text:p text:style-name="P6">- <text:span text:style-name="T5">1600 POSIX Conformance tests</text:span></text:p>
      <text:p text:style-name="P6">- <text:span text:style-name="T5">Regression tests for Linux CVEs (dirtyc0w, stack_clash, meltdown...)</text:span></text:p>
      <text:p text:style-name="P6">- <text:span text:style-name="T5">Various I/O tests</text:span></text:p>
      <text:p text:style-name="P6">- <text:span text:style-name="T5">Network related tests – need two machines running same ltp version</text:span></text:p>
      <text:p text:style-name="P6">- <text:span text:style-name="T5">Realtime testsuite</text:span></text:p>
      <text:p text:style-name="P6">- <text:span text:style-name="T5">Linux container, controller and namespace tests</text:span></text:p>
      <text:p text:style-name="P6"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8:33:33.033827639</meta:creation-date>
    <meta:generator>LibreOffice/6.4.6.2$Linux_X86_64 LibreOffice_project/40$Build-2</meta:generator>
    <dc:date>2020-11-01T22:37:04.186040423</dc:date>
    <meta:editing-duration>PT21M5S</meta:editing-duration>
    <meta:editing-cycles>9</meta:editing-cycles>
    <meta:document-statistic meta:table-count="0" meta:image-count="0" meta:object-count="0" meta:page-count="3" meta:paragraph-count="30" meta:word-count="155" meta:character-count="897" meta:non-whitespace-character-count="769"/>
  </office:meta>
</office:document-meta>
</file>